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2"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Segoe UI1" officeooo:rsid="0018b320" officeooo:paragraph-rsid="0018b320"/>
    </style:style>
    <style:style style:name="P2" style:family="paragraph" style:parent-style-name="Standard">
      <style:paragraph-properties fo:text-align="justify" style:justify-single-word="false"/>
      <style:text-properties style:font-name="Segoe UI1" fo:font-weight="bold" officeooo:rsid="0018b320" officeooo:paragraph-rsid="0018b320" style:font-weight-asian="bold" style:font-weight-complex="bold"/>
    </style:style>
    <style:style style:name="P3" style:family="paragraph" style:parent-style-name="Standard">
      <style:paragraph-properties fo:text-align="justify" style:justify-single-word="false"/>
      <style:text-properties officeooo:paragraph-rsid="001941b9"/>
    </style:style>
    <style:style style:name="P4" style:family="paragraph" style:parent-style-name="Standard" style:list-style-name="L1">
      <style:paragraph-properties fo:text-align="justify" style:justify-single-word="false"/>
      <style:text-properties officeooo:paragraph-rsid="001941b9"/>
    </style:style>
    <style:style style:name="P5" style:family="paragraph" style:parent-style-name="Standard" style:list-style-name="L2">
      <style:paragraph-properties fo:text-align="justify" style:justify-single-word="false"/>
      <style:text-properties officeooo:paragraph-rsid="001a2435"/>
    </style:style>
    <style:style style:name="P6" style:family="paragraph" style:parent-style-name="Standard" style:list-style-name="L2">
      <style:paragraph-properties fo:text-align="justify" style:justify-single-word="false"/>
      <style:text-properties officeooo:paragraph-rsid="001acb54"/>
    </style:style>
    <style:style style:name="P7" style:family="paragraph" style:parent-style-name="Standard">
      <style:paragraph-properties fo:text-align="justify" style:justify-single-word="false"/>
      <style:text-properties officeooo:paragraph-rsid="001acb54"/>
    </style:style>
    <style:style style:name="P8" style:family="paragraph" style:parent-style-name="Standard">
      <style:paragraph-properties fo:text-align="justify" style:justify-single-word="false"/>
      <style:text-properties officeooo:rsid="001941b9" officeooo:paragraph-rsid="001941b9"/>
    </style:style>
    <style:style style:name="P9" style:family="paragraph" style:parent-style-name="Standard">
      <style:paragraph-properties fo:text-align="justify" style:justify-single-word="false"/>
      <style:text-properties officeooo:rsid="001a2435" officeooo:paragraph-rsid="001a2435"/>
    </style:style>
    <style:style style:name="P10" style:family="paragraph" style:parent-style-name="Standard" style:list-style-name="L2">
      <style:paragraph-properties fo:text-align="justify" style:justify-single-word="false"/>
      <style:text-properties officeooo:rsid="001acb54" officeooo:paragraph-rsid="001acb54"/>
    </style:style>
    <style:style style:name="P11" style:family="paragraph" style:parent-style-name="Standard">
      <style:paragraph-properties fo:text-align="justify" style:justify-single-word="false"/>
      <style:text-properties fo:font-weight="bold" officeooo:rsid="001a2435" officeooo:paragraph-rsid="001a2435" style:font-weight-asian="bold" style:font-weight-complex="bold"/>
    </style:style>
    <style:style style:name="T1" style:family="text">
      <style:text-properties style:font-name="Segoe UI1"/>
    </style:style>
    <style:style style:name="T2" style:family="text">
      <style:text-properties style:font-name="Segoe UI1" officeooo:rsid="0018b320"/>
    </style:style>
    <style:style style:name="T3" style:family="text">
      <style:text-properties style:font-name="Segoe UI1" officeooo:rsid="001941b9"/>
    </style:style>
    <style:style style:name="T4" style:family="text">
      <style:text-properties style:font-name="Segoe UI1" officeooo:rsid="001acb54"/>
    </style:style>
    <style:style style:name="T5" style:family="text">
      <style:text-properties style:font-name="Segoe UI1" officeooo:rsid="001a2435"/>
    </style:style>
    <style:style style:name="T6" style:family="text">
      <style:text-properties style:font-name="Segoe UI1" officeooo:rsid="001c20fa"/>
    </style:style>
    <style:style style:name="T7" style:family="text">
      <style:text-properties officeooo:rsid="001c20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í dụ thất bại:</text:p>
      <text:p text:style-name="P1">Kodak là một ví dụ điển hình cho việc áp dụng phương pháp top-down trong quản lý dẫn đến sự thất bại trong việc thích ứng với biến đổi của thị trường và công nghệ. Sự thiếu linh hoạt và thiếu sáng tạo đã khiến cho Kodak mất đi cơ hội cạnh tranh và dẫn đến sự suy tàn cuối cùng của họ trên thị trường.</text:p>
      <text:p text:style-name="P1">+ Công ty Kodak, một trong những công ty hàng đầu trong ngành công nghiệp phim ảnh. Quyết định chiến lược và các hướng đi chiến lược thường được đưa ra từ cấp lãnh đạo cao nhất của công ty và áp dụng cho toàn bộ tổ chức.</text:p>
      <text:p text:style-name="P1">+ Sự thiếu linh hoạt trong thích ứng với công nghệ mới đươc thể hiện rất rõ khi mà:</text:p>
      <text:p text:style-name="P3"><text:span text:style-name="T2"><text:tab/>- Trong khi thị trường di động và công nghệ số phát triển, Kodak tiếp tục tập trung vào sản xuất và bán các sản phẩm truyền thống như phim ảnh và máy ảnh film </text:span><text:span text:style-name="T3">dù cho </text:span><text:span text:style-name="T2">đã có những cảnh báo từ các nhà phân tích và cơ hội nghiên cứu phát triển công nghệ </text:span><text:span text:style-name="T3">=&gt; Họ không thích ứng kịp với sự phổ biến của công nghệ số và máy ảnh số</text:span></text:p>
      <text:p text:style-name="P8"><text:span text:style-name="T1">+ Kết quả:</text:span></text:p>
      <text:list xml:id="list2582967214" text:style-name="L1">
        <text:list-item>
          <text:p text:style-name="P4"><text:span text:style-name="T3">Công ty bị mất thị phần cho các đối thủ, sụt giảm doanh số:</text:span></text:p>
          <text:list>
            <text:list-item>
              <text:p text:style-name="P4"><text:span text:style-name="T3">Trước khi phá sản, thị phần của Kodak trong ngành công nghiệp máy ảnh giảm đáng kể từ khoảng 80% vào những năm 1970 xuống dưới 10% vào những năm 2010.</text:span></text:p>
            </text:list-item>
            <text:list-item>
              <text:p text:style-name="P4"><text:span text:style-name="T3">Doanh số bán hàng của Kodak từ dịch vụ in ảnh giảm từ khoảng 10 tỷ USD vào những năm 1990 xuống còn khoảng 200 triệu USD vào những năm 2010.</text:span></text:p>
            </text:list-item>
          </text:list>
        </text:list-item>
      </text:list>
      <text:p text:style-name="P3"><text:span text:style-name="T3"><text:tab/></text:span></text:p>
      <text:p text:style-name="P3"><text:span text:style-name="T3"><text:s/>=&gt; Chính bởi sự thiếu linh hoạt trong thích ứng công nghệ này đưa công ty đứng trước nguy cơ phá sản và phải tiến hành nhiều biện pháp cắt giảm chi phí để cố gắng tồn tại trên thị trường. Và năm 2012, Kodak đã tuyên bố phá sản</text:span></text:p>
      <text:p text:style-name="P3"><text:span text:style-name="T3"/></text:p>
      <text:p text:style-name="P3"><text:span text:style-name="T3"/></text:p>
      <text:p text:style-name="P11"><text:span text:style-name="T3">V</text:span><text:span text:style-name="T1">í dụ thành công</text:span></text:p>
      <text:p text:style-name="P9"><text:span text:style-name="T1">Việc Google áp dụng phương pháp bottom-up trong quản lý là một ví dụ điển hình cho việc khuyến khích sự sáng tạo và đổi mới trong tổ chức. Một trong những biểu hiện rõ nhất của việc này là việc thực hiện chính sách "20% time"</text:span></text:p>
      <text:list xml:id="list2266691812" text:style-name="L2">
        <text:list-item>
          <text:p text:style-name="P5"><text:span text:style-name="T5">Chính sách này cho phép nhân viên dùng 20% thời gian làm việc </text:span><text:span text:style-name="T4">và tài nguyên</text:span><text:span text:style-name="T5"> cho dự án cá nhân =&gt; Điều này khuyến khích sự sáng tạo và đổi mới, bởi những ý tưởng mới thường được sinh ra khi nhân viên có thời gian và không gian để thử nghiệm và phát triển. </text:span></text:p>
        </text:list-item>
        <text:list-item>
          <text:p text:style-name="P10"><text:span text:style-name="T5">K</text:span><text:span text:style-name="T1">ết quả: </text:span><text:span text:style-name="T6">Từ chính sách này mà GG đã phát triển được nhiều sản phẩm và dịch vụ mới như:</text:span></text:p>
          <text:list>
            <text:list-item>
              <text:p text:style-name="P6"><text:span text:style-name="T4">Gmail: T</text:span><text:span text:style-name="T6">ừ dự án được phát triển bởi 1 </text:span><text:span text:style-name="T4">nhân viên của Google trong thời gian dành cho các dự án cá nhân của mình, </text:span><text:span text:style-name="T6">đã trở thành một trong những dịch vụ email hàng đầu thế giới.</text:span></text:p>
            </text:list-item>
            <text:list-item>
              <text:p text:style-name="P6"><text:span text:style-name="T5">Google Maps: ban đầu được bắt đầu như một dự án cá nhân và sau đó được Google chấp nhận và phát triển thành một dịch vụ tuyệt vời và cần thiết.</text:span></text:p>
            </text:list-item>
          </text:list>
        </text:list-item>
      </text:list>
      <text:p text:style-name="P7"><text:span text:style-name="T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2"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4-10T13:33:48.977000000</meta:creation-date>
    <dc:date>2024-04-10T15:00:58.507000000</dc:date>
    <meta:editing-duration>PT6M38S</meta:editing-duration>
    <meta:editing-cycles>1</meta:editing-cycles>
    <meta:document-statistic meta:table-count="0" meta:image-count="0" meta:object-count="0" meta:page-count="1" meta:paragraph-count="17" meta:word-count="544" meta:character-count="2433" meta:non-whitespace-character-count="1908"/>
    <meta:generator>LibreOffice/6.3.0.4$Windows_X86_64 LibreOffice_project/057fc023c990d676a43019934386b85b21a9ee99</meta:generator>
  </office:meta>
</office:document-meta>
</file>